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418cm" fo:min-width="5.3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366cm" fo:min-width="5.31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8.3cm" svg:height="6.6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8.3cm" svg:height="6.6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56cm" svg:height="0.962cm" svg:x="5.34cm" svg:y="13.738cm">
          <draw:text-box>
            <text:p>RaspberryPi3 (or PC)</text:p>
          </draw:text-box>
        </draw:frame>
        <draw:frame draw:style-name="gr4" draw:text-style-name="P2" draw:layer="layout" svg:width="2.682cm" svg:height="0.962cm" svg:x="20.4cm" svg:y="13.638cm">
          <draw:text-box>
            <text:p>Arduino</text:p>
          </draw:text-box>
        </draw:frame>
        <draw:line draw:style-name="gr5" draw:text-style-name="P3" draw:layer="layout" svg:x1="12.7cm" svg:y1="9.3cm" svg:x2="18.2cm" svg:y2="9.3cm">
          <text:p/>
        </draw:line>
        <draw:frame draw:style-name="gr6" draw:text-style-name="P2" draw:layer="layout" svg:width="3.597cm" svg:height="0.962cm" svg:x="13.662cm" svg:y="9.6cm">
          <draw:text-box>
            <text:p>/toggle_led</text:p>
          </draw:text-box>
        </draw:frame>
        <draw:connector draw:style-name="gr7" draw:text-style-name="P3" draw:layer="layout" draw:type="curve" svg:x1="19.215cm" svg:y1="11.634cm" svg:x2="11.585cm" svg:y2="11.634cm" draw:start-shape="id1" draw:start-glue-point="7" draw:end-shape="id2" draw:end-glue-point="9" svg:d="M19215 11634c0 2241-7630 2241-7630 0" svg:viewBox="0 0 7631 1682">
          <text:p text:style-name="P4">/chatter</text:p>
        </draw:connector>
        <draw:frame draw:style-name="gr8" draw:text-style-name="P2" draw:layer="layout" svg:width="4.2cm" svg:height="0.962cm" svg:x="20.3cm" svg:y="8.7cm">
          <draw:text-box>
            <text:p>serial_node</text:p>
          </draw:text-box>
        </draw:frame>
        <draw:frame draw:style-name="gr9" draw:text-style-name="P2" draw:layer="layout" svg:width="5.078cm" svg:height="0.962cm" svg:x="6.1cm" svg:y="8.5cm">
          <draw:text-box>
            <text:p>rUBot_ctrl_node</text:p>
          </draw:text-box>
        </draw:frame>
        <draw:frame draw:style-name="gr10" draw:text-style-name="P2" draw:layer="layout" svg:width="7.347cm" svg:height="0.962cm" svg:x="3.365cm" svg:y="15cm">
          <draw:text-box>
            <text:p>Publishers:<text:tab/>/toggle_led</text:p>
          </draw:text-box>
        </draw:frame>
        <draw:frame draw:style-name="gr11" draw:text-style-name="P2" draw:layer="layout" svg:width="6.369cm" svg:height="2.384cm" svg:x="17.7cm" svg:y="15.2cm">
          <draw:text-box>
            <text:p>Publishers:<text:tab/>/chatter</text:p>
            <text:p><text:tab/><text:tab/><text:tab/></text:p>
          </draw:text-box>
        </draw:frame>
        <draw:frame draw:style-name="gr11" draw:text-style-name="P2" draw:layer="layout" svg:width="6.369cm" svg:height="2.384cm" svg:x="3.365cm" svg:y="17cm">
          <draw:text-box>
            <text:p>Subscribers:<text:tab/>/chatter</text:p>
          </draw:text-box>
        </draw:frame>
        <draw:frame draw:style-name="gr10" draw:text-style-name="P2" draw:layer="layout" svg:width="7.347cm" svg:height="0.962cm" svg:x="17.7cm" svg:y="16.938cm">
          <draw:text-box>
            <text:p>Subscribers:<text:tab/>/toggle_l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08:50:19.358988054</meta:creation-date>
    <dc:date>2020-08-19T16:22:29.142128914</dc:date>
    <meta:editing-duration>PT44M33S</meta:editing-duration>
    <meta:editing-cycles>6</meta:editing-cycles>
    <meta:generator>LibreOffice/5.1.6.2$Linux_X86_64 LibreOffice_project/10m0$Build-2</meta:generator>
    <meta:document-statistic meta:object-count="13"/>
  </office:meta>
</office:document-meta>
</file>